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3e46b" officeooo:paragraph-rsid="0013e46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15de38" officeooo:paragraph-rsid="0015de38"/>
    </style:style>
    <style:style style:name="P8" style:family="paragraph" style:parent-style-name="Azione_20_attore" style:list-style-name="Numerazione_20_UC">
      <style:text-properties officeooo:rsid="0015de38" officeooo:paragraph-rsid="0015de38"/>
    </style:style>
    <style:style style:name="P9" style:family="paragraph" style:parent-style-name="Table_20_Contents" style:list-style-name="L2">
      <style:text-properties officeooo:rsid="00129b6e" officeooo:paragraph-rsid="00129b6e"/>
    </style:style>
    <style:style style:name="P10" style:family="paragraph" style:parent-style-name="Table_20_Contents" style:list-style-name="L2">
      <style:text-properties officeooo:rsid="00129b6e" officeooo:paragraph-rsid="0015de38"/>
    </style:style>
    <style:style style:name="P11" style:family="paragraph" style:parent-style-name="Azione_20_sistema">
      <style:text-properties officeooo:rsid="0015de38" officeooo:paragraph-rsid="0015de38"/>
    </style:style>
    <style:style style:name="P12" style:family="paragraph" style:parent-style-name="Azione_20_sistema" style:list-style-name="Numerazione_20_UC">
      <style:text-properties officeooo:rsid="0015de38" officeooo:paragraph-rsid="0015de38"/>
    </style:style>
    <style:style style:name="T1" style:family="text">
      <style:text-properties officeooo:rsid="00115ebb"/>
    </style:style>
    <style:style style:name="T2" style:family="text">
      <style:text-properties officeooo:rsid="00146dcc"/>
    </style:style>
    <style:style style:name="T3" style:family="text">
      <style:text-properties officeooo:rsid="0015de38"/>
    </style:style>
    <style:style style:name="T4" style:family="text">
      <style:text-properties officeooo:rsid="000e21d8"/>
    </style:style>
    <style:style style:name="T5" style:family="text">
      <style:text-properties officeooo:rsid="0015e3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iscritti per categ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Autenticazione</text:span> effettuata con i rel<text:span text:style-name="T1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565118" text:style-name="Numerazione_20_UC">
              <text:list-item>
                <text:p text:style-name="P7">L'impiegato attraverso l'elenco sceglie un utente <text:span text:style-name="T5">(include ImpiegatoVisualizzaUtentePerCategoria)</text:span>.</text:p>
                <text:p text:style-name="P11"/>
              </text:list-item>
              <text:list-item>
                <text:p text:style-name="P11">Il sistema mostra le possibili scelte.</text:p>
                <text:p text:style-name="P7"/>
              </text:list-item>
              <text:list-item>
                <text:p text:style-name="P8">L'impiegato sceglie <text:span text:style-name="T5">l'utente di cui vuole modificare i dati.</text:span></text:p>
                <text:p text:style-name="P12"/>
              </text:list-item>
              <text:list-item>
                <text:p text:style-name="P11">Il sistema <text:span text:style-name="T5">mostra tutti i dati contenuti nella scheda</text:span>.</text:p>
                <text:p text:style-name="P7"/>
              </text:list-item>
              <text:list-item>
                <text:p text:style-name="P8"><text:s/>L'impiegato modifica i dat<text:span text:style-name="T5">i che necessitavano modifiche</text:span> e clicca sul bottone conferma modifica.</text:p>
                <text:p text:style-name="P12"/>
              </text:list-item>
              <text:list-item>
                <text:p text:style-name="P11">Il sistema apporta la modifica e segnala all'impiegato “modifica avvenuta con successo”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<text:span text:style-name="T3">applica le modifiche </text:span>richiest<text:span text:style-name="T3">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565122" text:style-name="L2">
              <text:list-item>
                <text:p text:style-name="P9">La lista degli utenti iscritti potrebbe essere vuota, il sistema, quindi mostra una nuova pagina “non ci sono utenti iscritti per questa categoria”.</text:p>
              </text:list-item>
              <text:list-item>
                <text:p text:style-name="P10"><text:span text:style-name="T3">L'impiegato non può modificare i dati essenziali quali: </text:span><text:span text:style-name="T4">Codice Fiscale, Nome, Cognome, Data di nascita, Comune di nascit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Velocità di caricamento <text:span text:style-name="T2">dei dati non superiore ai 7 secondi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7</meta:editing-cycles>
    <meta:generator>LibreOffice/3.6$Windows_x86 LibreOffice_project/da8c1e6-fd468f4-454e206-f42a4a9-143cfd</meta:generator>
    <dc:date>2012-10-21T22:48:52.39</dc:date>
    <meta:document-statistic meta:table-count="1" meta:image-count="0" meta:object-count="0" meta:page-count="1" meta:paragraph-count="22" meta:word-count="158" meta:character-count="1095" meta:non-whitespace-character-count="966"/>
  </office:meta>
</office:document-meta>
</file>